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evin Clement</text:p>
      <text:p text:style-name="Standard">CIS 244</text:p>
      <text:p text:style-name="Standard">Assignment 5</text:p>
      <text:p text:style-name="Standard"/>
      <text:p text:style-name="Standard"/>
      <text:p text:style-name="P1">Order Use Case</text:p>
      <text:p text:style-name="P2"/>
      <text:p text:style-name="P2">Name: Place Order</text:p>
      <text:p text:style-name="P2"/>
      <text:p text:style-name="P2">Actor: Customer</text:p>
      <text:p text:style-name="P2"/>
      <text:p text:style-name="P2">Description: Process used for placing an order</text:p>
      <text:p text:style-name="P2"/>
      <text:p text:style-name="P2">Successful completion:</text:p>
      <text:p text:style-name="P2"><text:tab/>1. Order gets placed</text:p>
      <text:p text:style-name="P2"><text:tab/>2. Payment information sent to accounting</text:p>
      <text:p text:style-name="P2"><text:tab/>3. Shipping information sent to warehouse</text:p>
      <text:p text:style-name="P2"><text:tab/>4. Salesman information sent to payroll</text:p>
      <text:p text:style-name="P2"/>
      <text:p text:style-name="P2">Alternative: None</text:p>
      <text:p text:style-name="P2"/>
      <text:p text:style-name="P2">Precondition: Customer can afford product</text:p>
      <text:p text:style-name="P2"/>
      <text:p text:style-name="P2">Postcondition: Customers order is shipped to them</text:p>
      <text:p text:style-name="P2"/>
      <text:p text:style-name="P2">Assumptions: 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donkyhotay</meta:initial-creator>
    <meta:creation-date>2008-05-07T19:07:11</meta:creation-date>
    <dc:creator>donkyhotay</dc:creator>
    <dc:date>2008-05-07T19:17:15</dc:date>
    <meta:editing-cycles>2</meta:editing-cycles>
    <meta:editing-duration>PT10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61" meta:character-count="415"/>
  </office:meta>
</office:document-meta>
</file>